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24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2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text-align="center" fo:text-indent="0cm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745cm" fo:margin-right="0cm" fo:text-align="center" fo:text-indent="-1.745cm"/>
    </style:style>
    <style:style style:name="P10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32pt" fo:text-shadow="1pt 1pt" style:font-size-asian="32pt" style:font-size-complex="32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style:style style:name="T7" style:family="text">
      <style:text-properties fo:color="#ffffff" style:font-name="Segoe UI Semibold" fo:font-size="20pt" fo:text-shadow="1pt 1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778cm" svg:y="0.762cm">
          <draw:text-box>
            <text:p text:style-name="P1"><text:span text:style-name="T1">Hymn #627</text:span></text:p>
            <text:p text:style-name="P1"><text:span text:style-name="T2">“</text:span><text:span text:style-name="T2">Jesus Christ, Our Blessed Savio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7.011cm" svg:x="1.524cm" svg:y="0.933cm">
          <draw:text-box>
            <text:p text:style-name="P4"><text:span text:style-name="T3">1. </text:span><text:span text:style-name="T4">Jesus Christ, our blessèd Savior,</text:span><text:span text:style-name="T4"><text:line-break/></text:span><text:span text:style-name="T4">Turned away God’s wrath forever;</text:span><text:span text:style-name="T4"><text:line-break/></text:span><text:span text:style-name="T4">By His bitter grief and woe</text:span><text:span text:style-name="T4"><text:line-break/></text:span><text:span text:style-name="T4">He saved us from the evil fo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6" draw:layer="layout" svg:width="24.892cm" svg:height="7.011cm" svg:x="1.524cm" svg:y="0.762cm">
          <draw:text-box>
            <text:p text:style-name="P1"><text:span text:style-name="T3">2.</text:span><text:span text:style-name="T4"> As His pledge of love undying,</text:span><text:span text:style-name="T4"><text:line-break/></text:span><text:span text:style-name="T4">He, this precious food supplying,</text:span><text:span text:style-name="T4"><text:line-break/></text:span><text:span text:style-name="T4">Gives His body with the bread,</text:span><text:span text:style-name="T4"><text:line-break/></text:span><text:span text:style-name="T4">And with the wine the blood He sh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5" draw:layer="layout" svg:width="24.13cm" svg:height="8.494cm" svg:x="1.778cm" svg:y="0.762cm">
          <draw:text-box>
            <text:p text:style-name="P4"><text:span text:style-name="T3">3.</text:span><text:span text:style-name="T4"> Jesus here Himself is sharing;</text:span><text:span text:style-name="T4"><text:line-break/></text:span><text:span text:style-name="T4">Heed then how you are preparing,</text:span><text:span text:style-name="T4"><text:line-break/></text:span><text:span text:style-name="T4">For if you do not believe,</text:span><text:span text:style-name="T4"><text:line-break/></text:span><text:span text:style-name="T4">His judgment then you shall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8" draw:layer="layout" svg:width="24.13cm" svg:height="7.011cm" svg:x="1.778cm" svg:y="0.762cm">
          <draw:text-box>
            <text:p text:style-name="P7"><text:span text:style-name="T3">4.</text:span><text:span text:style-name="T4"> Praise the Father, who from heaven</text:span></text:p>
            <text:p text:style-name="P7"><text:span text:style-name="T4">To His own this food has given,</text:span></text:p>
            <text:p text:style-name="P7"><text:span text:style-name="T4">Who, to mend what we have done,</text:span></text:p>
            <text:p text:style-name="P7"><text:span text:style-name="T4">Gave into death His only S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6" draw:layer="layout" svg:width="24.892cm" svg:height="7.011cm" svg:x="1.524cm" svg:y="0.762cm">
          <draw:text-box>
            <text:p text:style-name="P1"><text:span text:style-name="T3">5.</text:span><text:span text:style-name="T4"> Firmly hold with faith unshaken</text:span></text:p>
            <text:p text:style-name="P9"><text:span text:style-name="T4">That this food is to be taken</text:span></text:p>
            <text:p text:style-name="P9"><text:span text:style-name="T4">By the sick who are distressed,</text:span></text:p>
            <text:p text:style-name="P9"><text:span text:style-name="T4">By hearts that long for peace and re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6" draw:layer="layout" svg:width="24.892cm" svg:height="7.011cm" svg:x="1.524cm" svg:y="0.762cm">
          <draw:text-box>
            <text:p text:style-name="P1"><text:span text:style-name="T3">6.</text:span><text:span text:style-name="T4"> Agony and bitter labor</text:span><text:span text:style-name="T4"><text:line-break/></text:span><text:span text:style-name="T4">Were the cost of God’s high favor;</text:span><text:span text:style-name="T4"><text:line-break/></text:span><text:span text:style-name="T4">Do not come if you suppose</text:span><text:span text:style-name="T4"><text:line-break/></text:span><text:span text:style-name="T4">You need not Him who died and ro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6" draw:layer="layout" svg:width="25.908cm" svg:height="7.011cm" svg:x="1.016cm" svg:y="0.762cm">
          <draw:text-box>
            <text:p text:style-name="P1"><text:span text:style-name="T3">7.</text:span><text:span text:style-name="T4"> </text:span><text:span text:style-name="T4"><text:tab/></text:span><text:span text:style-name="T4">Christ says: “Come, all you that labor,</text:span><text:span text:style-name="T4"><text:line-break/></text:span><text:span text:style-name="T4">And receive My grace and favor:</text:span><text:span text:style-name="T4"><text:line-break/></text:span><text:span text:style-name="T4">Those who feel no pain or ill</text:span><text:span text:style-name="T4"><text:line-break/></text:span><text:span text:style-name="T4">Need no physician’s help or sk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3" draw:text-style-name="P10" draw:layer="layout" svg:width="25.908cm" svg:height="7.011cm" svg:x="1.016cm" svg:y="0.762cm">
          <draw:text-box>
            <text:p text:style-name="P1"><text:span text:style-name="T3">8.</text:span><text:span text:style-name="T4"> “For what purpose was My dying</text:span><text:span text:style-name="T4"><text:line-break/></text:span><text:span text:style-name="T4">If not for your justifying?</text:span><text:span text:style-name="T4"><text:line-break/></text:span><text:span text:style-name="T4">And what use this precious food</text:span><text:span text:style-name="T4"><text:line-break/></text:span><text:span text:style-name="T4">If you yourself were pure and good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3" draw:text-style-name="P6" draw:layer="layout" svg:width="24.384cm" svg:height="7.011cm" svg:x="1.778cm" svg:y="0.762cm">
          <draw:text-box>
            <text:p text:style-name="P1"><text:span text:style-name="T3">9.</text:span><text:span text:style-name="T4"> If your heart this truth professes</text:span><text:span text:style-name="T4"><text:line-break/></text:span><text:span text:style-name="T4">And your mouth your sin confesses,</text:span><text:span text:style-name="T4"><text:line-break/></text:span><text:span text:style-name="T4">You will be your Savior’s guest,</text:span><text:span text:style-name="T4"><text:line-break/></text:span><text:span text:style-name="T4">Be at His banquet truly ble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5" draw:text-style-name="P5" draw:layer="layout" svg:width="24.638cm" svg:height="12.274cm" svg:x="1.599cm" svg:y="0.873cm">
          <draw:text-box>
            <text:p text:style-name="P1"><text:span text:style-name="T3">10.</text:span><text:span text:style-name="T4"> Let this food your faith so nourish</text:span><text:span text:style-name="T4"><text:line-break/></text:span><text:span text:style-name="T4">That its fruit of love may flourish</text:span><text:span text:style-name="T4"><text:line-break/></text:span><text:span text:style-name="T4">And your neighbor learn from you</text:span><text:span text:style-name="T4"><text:line-break/></text:span><text:span text:style-name="T4">How much God’s wondrous love can do.</text:span></text:p>
            <text:p text:style-name="P11"><text:span text:style-name="T5"/></text:p>
            <text:p text:style-name="P11"><text:span text:style-name="T6">© 1980 Concordia Publishing House.</text:span></text:p>
            <text:p text:style-name="P11"><text:span text:style-name="T6">Used by permission: LSB Hymn License</text:span></text:p>
            <text:p text:style-name="P11"><text:span text:style-name="T6">.NET, no. 100011038.</text:span></text:p>
            <text:p text:style-name="P11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21:28:44.192000000</meta:creation-date>
    <dc:title>Hymn template</dc:title>
    <meta:editing-duration>PT20M21S</meta:editing-duration>
    <meta:editing-cycles>6</meta:editing-cycles>
    <meta:generator>LibreOffice/5.4.2.2$Windows_X86_64 LibreOffice_project/22b09f6418e8c2d508a9eaf86b2399209b0990f4</meta:generator>
    <meta:initial-creator>Arthur Hoch</meta:initial-creator>
    <dc:date>2017-10-19T12:56:55.979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01-14T21:28:43.896000000"/>
  </office:meta>
</office:document-meta>
</file>